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3cd92" officeooo:paragraph-rsid="0013cd92"/>
    </style:style>
    <style:style style:name="P2" style:family="paragraph" style:parent-style-name="Standard">
      <style:text-properties style:font-name="Arial1" officeooo:rsid="0014614e" officeooo:paragraph-rsid="0014614e"/>
    </style:style>
    <style:style style:name="P3" style:family="paragraph" style:parent-style-name="Standard">
      <style:text-properties style:font-name="Arial1" fo:font-style="italic" officeooo:rsid="0014614e" officeooo:paragraph-rsid="0014614e" style:font-style-asian="italic" style:font-style-complex="italic"/>
    </style:style>
    <style:style style:name="P4" style:family="paragraph" style:parent-style-name="Standard">
      <style:text-properties style:font-name="Arial1" officeooo:rsid="0016abc6" officeooo:paragraph-rsid="0016abc6"/>
    </style:style>
    <style:style style:name="P5" style:family="paragraph" style:parent-style-name="Standard">
      <style:text-properties style:font-name="Arial1" officeooo:rsid="001a8895" officeooo:paragraph-rsid="001a8895"/>
    </style:style>
    <style:style style:name="P6" style:family="paragraph" style:parent-style-name="Standard">
      <style:text-properties style:font-name="Arial1" officeooo:rsid="001c9461" officeooo:paragraph-rsid="001c9461"/>
    </style:style>
    <style:style style:name="P7" style:family="paragraph" style:parent-style-name="Standard">
      <style:text-properties style:font-name="Arial1" officeooo:rsid="0026ee53" officeooo:paragraph-rsid="0026ee53"/>
    </style:style>
    <style:style style:name="P8" style:family="paragraph" style:parent-style-name="Standard">
      <style:text-properties style:font-name="Arial1" fo:font-style="normal" style:text-underline-style="solid" style:text-underline-width="auto" style:text-underline-color="font-color" officeooo:rsid="0026ee53" officeooo:paragraph-rsid="0026ee53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Arial1" fo:font-size="16pt" fo:font-weight="bold" officeooo:rsid="0013cd92" officeooo:paragraph-rsid="0013cd92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a933" loext:opacity="100%" style:font-name="Arial1" fo:font-style="normal" style:text-underline-style="none" fo:font-weight="bold" officeooo:rsid="001a8895" officeooo:paragraph-rsid="001a8895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paragraph-rsid="001c9461"/>
    </style:style>
    <style:style style:name="P12" style:family="paragraph" style:parent-style-name="Standard">
      <style:text-properties officeooo:rsid="0023830f" officeooo:paragraph-rsid="0023830f"/>
    </style:style>
    <style:style style:name="P13" style:family="paragraph" style:parent-style-name="Standard">
      <style:text-properties officeooo:paragraph-rsid="0023830f"/>
    </style:style>
    <style:style style:name="P14" style:family="paragraph" style:parent-style-name="Standard">
      <style:text-properties fo:color="#800080" loext:opacity="100%" fo:font-weight="bold" officeooo:rsid="0023830f" officeooo:paragraph-rsid="0023830f" style:font-weight-asian="bold" style:font-weight-complex="bold"/>
    </style:style>
    <style:style style:name="P15" style:family="paragraph" style:parent-style-name="Standard">
      <style:text-properties officeooo:paragraph-rsid="00279966"/>
    </style:style>
    <style:style style:name="P16" style:family="paragraph" style:parent-style-name="Standard">
      <style:text-properties officeooo:rsid="00279966" officeooo:paragraph-rsid="00279966"/>
    </style:style>
    <style:style style:name="P17" style:family="paragraph" style:parent-style-name="Standard">
      <style:text-properties style:font-name="Arial1" officeooo:rsid="002182a9" officeooo:paragraph-rsid="002182a9"/>
    </style:style>
    <style:style style:name="P18" style:family="paragraph" style:parent-style-name="Standard">
      <style:text-properties style:font-name="Arial1" officeooo:rsid="002182a9" officeooo:paragraph-rsid="001c9461"/>
    </style:style>
    <style:style style:name="P19" style:family="paragraph" style:parent-style-name="Standard">
      <style:text-properties style:font-name="Arial1" officeooo:rsid="0023830f" officeooo:paragraph-rsid="0023830f"/>
    </style:style>
    <style:style style:name="P20" style:family="paragraph" style:parent-style-name="Standard">
      <style:text-properties style:font-name="Arial1" officeooo:rsid="0023830f" officeooo:paragraph-rsid="003190e5"/>
    </style:style>
    <style:style style:name="P21" style:family="paragraph" style:parent-style-name="Standard">
      <style:text-properties style:font-name="Arial1" officeooo:rsid="00279966" officeooo:paragraph-rsid="0026ee53"/>
    </style:style>
    <style:style style:name="P22" style:family="paragraph" style:parent-style-name="Standard">
      <style:text-properties style:font-name="Arial1" officeooo:rsid="00279966" officeooo:paragraph-rsid="00279966"/>
    </style:style>
    <style:style style:name="P23" style:family="paragraph" style:parent-style-name="Standard">
      <style:text-properties style:font-name="Arial1" officeooo:rsid="002f0e49" officeooo:paragraph-rsid="0030351c"/>
    </style:style>
    <style:style style:name="P24" style:family="paragraph" style:parent-style-name="Standard">
      <style:text-properties style:font-name="Arial1" officeooo:rsid="0030351c" officeooo:paragraph-rsid="0030351c"/>
    </style:style>
    <style:style style:name="P25" style:family="paragraph" style:parent-style-name="Standard">
      <style:text-properties officeooo:paragraph-rsid="0030351c"/>
    </style:style>
    <style:style style:name="P26" style:family="paragraph" style:parent-style-name="Standard">
      <style:text-properties officeooo:rsid="00306c99" officeooo:paragraph-rsid="00306c99"/>
    </style:style>
    <style:style style:name="P27" style:family="paragraph" style:parent-style-name="Standard" style:list-style-name="L2">
      <style:text-properties officeooo:rsid="00306c99" officeooo:paragraph-rsid="00306c99"/>
    </style:style>
    <style:style style:name="P28" style:family="paragraph" style:parent-style-name="Standard" style:list-style-name="L2">
      <style:text-properties officeooo:paragraph-rsid="00306c99"/>
    </style:style>
    <style:style style:name="P29" style:family="paragraph" style:parent-style-name="Standard">
      <style:text-properties officeooo:rsid="0023830f" officeooo:paragraph-rsid="003190e5"/>
    </style:style>
    <style:style style:name="P30" style:family="paragraph" style:parent-style-name="Standard">
      <style:text-properties officeooo:rsid="003190e5" officeooo:paragraph-rsid="003190e5"/>
    </style:style>
    <style:style style:name="P31" style:family="paragraph" style:parent-style-name="Standard">
      <style:text-properties officeooo:paragraph-rsid="003190e5"/>
    </style:style>
    <style:style style:name="P32" style:family="paragraph" style:parent-style-name="Standard">
      <style:text-properties officeooo:rsid="0033bfad" officeooo:paragraph-rsid="0033bfad"/>
    </style:style>
    <style:style style:name="P33" style:family="paragraph">
      <style:paragraph-properties fo:text-align="center" style:writing-mode="lr-tb"/>
      <style:text-properties fo:color="#ffffff" loext:opacity="100%" style:font-name="Arial1" fo:font-size="12pt" style:font-name-complex="Arial1" style:font-style-complex="italic"/>
    </style:style>
    <style:style style:name="P34" style:family="paragraph">
      <loext:graphic-properties draw:fill-color="#77bc65"/>
      <style:paragraph-properties fo:text-align="center" style:writing-mode="lr-tb"/>
      <style:text-properties fo:color="#ffffff" loext:opacity="100%" style:font-name="Arial1" fo:font-size="12pt" style:font-name-complex="Arial1" style:font-style-complex="italic"/>
    </style:style>
    <style:style style:name="P35" style:family="paragraph">
      <loext:graphic-properties draw:fill="none" draw:fill-color="#ffffff"/>
      <style:text-properties style:font-name="Calibri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Calibri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7b54c" style:font-style-asian="normal" style:font-style-complex="normal"/>
    </style:style>
    <style:style style:name="T7" style:family="text">
      <style:text-properties officeooo:rsid="0014e5b0"/>
    </style:style>
    <style:style style:name="T8" style:family="text">
      <style:text-properties officeooo:rsid="00196ab9"/>
    </style:style>
    <style:style style:name="T9" style:family="text">
      <style:text-properties officeooo:rsid="001a3172"/>
    </style:style>
    <style:style style:name="T10" style:family="text">
      <style:text-properties officeooo:rsid="002182a9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2182a9"/>
    </style:style>
    <style:style style:name="T13" style:family="text">
      <style:text-properties style:font-name="Arial1" officeooo:rsid="001c9461"/>
    </style:style>
    <style:style style:name="T14" style:family="text">
      <style:text-properties style:font-name="Arial1" fo:font-weight="bold" style:font-weight-asian="bold" style:font-weight-complex="bold"/>
    </style:style>
    <style:style style:name="T15" style:family="text">
      <style:text-properties style:font-name="Arial1" fo:font-weight="bold" officeooo:rsid="001c9461" style:font-weight-asian="bold" style:font-weight-complex="bold"/>
    </style:style>
    <style:style style:name="T16" style:family="text">
      <style:text-properties style:font-name="Arial1" fo:font-weight="bold" officeooo:rsid="0023830f" style:font-weight-asian="bold" style:font-weight-complex="bold"/>
    </style:style>
    <style:style style:name="T17" style:family="text">
      <style:text-properties style:font-name="Arial1" fo:font-weight="bold" officeooo:rsid="00279966" style:font-weight-asian="bold" style:font-weight-complex="bold"/>
    </style:style>
    <style:style style:name="T18" style:family="text">
      <style:text-properties style:font-name="Arial1" fo:font-weight="bold" officeooo:rsid="00306c99" style:font-weight-asian="bold" style:font-weight-complex="bold"/>
    </style:style>
    <style:style style:name="T19" style:family="text">
      <style:text-properties style:font-name="Arial1" fo:font-weight="bold" officeooo:rsid="003190e5" style:font-weight-asian="bold" style:font-weight-complex="bold"/>
    </style:style>
    <style:style style:name="T20" style:family="text">
      <style:text-properties style:font-name="Arial1" officeooo:rsid="0023830f"/>
    </style:style>
    <style:style style:name="T21" style:family="text">
      <style:text-properties style:font-name="Arial1" officeooo:rsid="00279966"/>
    </style:style>
    <style:style style:name="T22" style:family="text">
      <style:text-properties style:font-name="Arial1" fo:font-weight="normal" style:font-weight-asian="normal" style:font-weight-complex="normal"/>
    </style:style>
    <style:style style:name="T23" style:family="text">
      <style:text-properties style:font-name="Arial1" fo:font-weight="normal" officeooo:rsid="003190e5" style:font-weight-asian="normal" style:font-weight-complex="normal"/>
    </style:style>
    <style:style style:name="T24" style:family="text">
      <style:text-properties style:font-name="Arial1" fo:font-weight="normal" officeooo:rsid="0031d50f" style:font-weight-asian="normal" style:font-weight-complex="normal"/>
    </style:style>
    <style:style style:name="T25" style:family="text">
      <style:text-properties style:font-name="Arial1" fo:font-weight="normal" officeooo:rsid="0033bfad" style:font-weight-asian="normal" style:font-weight-complex="normal"/>
    </style:style>
    <style:style style:name="T26" style:family="text">
      <style:text-properties style:font-name="Arial1" style:text-underline-style="solid" style:text-underline-width="auto" style:text-underline-color="font-color"/>
    </style:style>
    <style:style style:name="T27" style:family="text">
      <style:text-properties style:font-name="Arial1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Arial1" style:text-underline-style="none" fo:font-weight="normal" officeooo:rsid="00279966" style:font-weight-asian="normal" style:font-weight-complex="normal"/>
    </style:style>
    <style:style style:name="T29" style:family="text">
      <style:text-properties style:font-name="Arial1" style:text-underline-style="none" officeooo:rsid="00279966"/>
    </style:style>
    <style:style style:name="T30" style:family="text">
      <style:text-properties style:font-name="Arial1" officeooo:rsid="0030351c"/>
    </style:style>
    <style:style style:name="T31" style:family="text">
      <style:text-properties style:font-name="Arial1" fo:font-style="italic" style:font-style-asian="italic" style:font-style-complex="italic"/>
    </style:style>
    <style:style style:name="T32" style:family="text">
      <style:text-properties style:font-name="Arial1" officeooo:rsid="00306c99"/>
    </style:style>
    <style:style style:name="T33" style:family="text">
      <style:text-properties style:font-name="Arial1" officeooo:rsid="003190e5"/>
    </style:style>
    <style:style style:name="T34" style:family="text">
      <style:text-properties fo:color="#00a933" loext:opacity="100%" fo:font-style="normal" style:text-underline-style="none" fo:font-weight="bold" officeooo:rsid="0030351c" style:font-style-asian="normal" style:font-weight-asian="bold" style:font-style-complex="normal" style:font-weight-complex="bold"/>
    </style:style>
    <style:style style:name="T35" style:family="text">
      <style:text-properties fo:color="#8d1d75" loext:opacity="100%" style:font-name="Arial1" style:text-underline-style="none" fo:font-weight="bold" officeooo:rsid="00279966" style:font-weight-asian="bold" style:font-weight-complex="bold"/>
    </style:style>
    <style:style style:name="T36" style:family="text">
      <style:text-properties fo:color="#468a1a" loext:opacity="100%" style:font-name="Arial1" fo:font-weight="normal" style:font-weight-asian="normal" style:font-weight-complex="normal"/>
    </style:style>
    <style:style style:name="T37" style:family="text">
      <style:text-properties fo:color="#468a1a" loext:opacity="100%" style:font-name="Arial1" fo:font-weight="normal" officeooo:rsid="0033bfad" style:font-weight-asian="normal" style:font-weight-complex="normal"/>
    </style:style>
    <style:style style:name="T38" style:family="text">
      <style:text-properties fo:color="#800080" loext:opacity="100%" style:font-name="Arial1" fo:font-weight="bold" style:font-weight-asian="bold" style:font-weight-complex="bold"/>
    </style:style>
    <style:style style:name="T39" style:family="text">
      <style:text-properties fo:color="#800080" loext:opacity="100%" style:font-name="Arial1" fo:font-weight="bold" officeooo:rsid="002182a9" style:font-weight-asian="bold" style:font-weight-complex="bold"/>
    </style:style>
    <style:style style:name="T40" style:family="text">
      <style:text-properties style:font-name="Arial1" fo:font-size="12pt" fo:font-weight="bold" style:font-weight-asian="bold" style:font-name-complex="Arial1" style:font-style-complex="italic" style:font-weight-complex="bold"/>
    </style:style>
    <style:style style:name="T41" style:family="text">
      <style:text-properties style:font-name="Arial1" fo:font-size="12pt" style:font-name-complex="Arial1" style:font-style-complex="italic"/>
    </style:style>
    <style:style style:name="T42" style:family="text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Estremità_20_linea_20_1" draw:fill-color="#77bc65" draw:textarea-horizontal-align="justify" draw:textarea-vertical-align="middle" draw:auto-grow-height="false" fo:min-height="2.917cm" fo:min-width="7.8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marker-start="Estremità_20_linea_20_2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Estremità_20_linea_20_1" draw:fill-color="#77bc65" draw:textarea-horizontal-align="justify" draw:textarea-vertical-align="middle" draw:auto-grow-height="false" fo:min-height="0.815cm" fo:min-width="7.8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marker-start="Estremità_20_linea_20_1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start="Estremità_20_li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marker-start="Estremità_20_linea_20_1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marker-start="Estremità_20_linea_20_1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marker-start="Estremità_20_linea_20_1" draw:fill="none" draw:fill-color="#ffffff" fo:min-height="0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va</text:p>
      <text:p text:style-name="P1"/>
      <text:p text:style-name="P1"/>
      <text:p text:style-name="P2"><text:span text:style-name="T2">Java</text:span> è un linguaggio di <text:span text:style-name="T1">programmazione orientato ad oggetti</text:span>.</text:p>
      <text:p text:style-name="P2"/>
      <text:p text:style-name="P3">Definizioni base:</text:p>
      <text:p text:style-name="P2"/>
      <text:p text:style-name="P2">Una <text:span text:style-name="T2">classe</text:span> viene creata dal programmatore e al suo interno contiene tutte quelle <text:span text:style-name="T3">informazioni e caratteristiche</text:span> che gli oggetti (istanze) <text:span text:style-name="T3">copia della/basati sulla classe avranno</text:span><text:span text:style-name="T5">; </text:span><text:span text:style-name="T6">una classe è formata da elementi o membri (attributi e metodi).</text:span></text:p>
      <text:p text:style-name="P2"/>
      <text:p text:style-name="P4">Un <text:span text:style-name="T2">oggetto</text:span> è una copia (istanza) di una classe.</text:p>
      <text:p text:style-name="P2"/>
      <text:p text:style-name="P2">Le <text:span text:style-name="T2">istanze</text:span> <text:span text:style-name="T7">(oggetti) </text:span>sono richieste di <text:span text:style-name="T3">nuovi dati</text:span> che appartengono a quella classe.</text:p>
      <text:p text:style-name="P2"/>
      <text:p text:style-name="P2">I <text:span text:style-name="T2">metodi (funzioni)</text:span> sono le serie di proprietà e funzioni di una classe (operazioni che si possono fare con le variabili/attributi).</text:p>
      <text:p text:style-name="P1"/>
      <text:p text:style-name="P2">Gli <text:span text:style-name="T2">attributi sono le variabili</text:span> che costituiscono un oggetto <text:span text:style-name="T8">e </text:span><text:span text:style-name="T9">specificano le proprietà/caratteristiche che tutti gli oggetti di una classe devono possedere</text:span>.</text:p>
      <text:p text:style-name="P2"/>
      <text:p text:style-name="P2"/>
      <text:p text:style-name="P10">Modificatori di accesso</text:p>
      <text:p text:style-name="P5"/>
      <text:p text:style-name="P17">I modificatori di accesso regolano la visibilità e l’accesso ad un componente Java (classe, metodo, attributo).</text:p>
      <text:p text:style-name="P5"/>
      <text:p text:style-name="P11"><text:span text:style-name="T15">private</text:span><text:span text:style-name="T13">: </text:span><text:span text:style-name="T12">l’elemento è visibile solo all’interno della classe dagli altri membri;</text:span></text:p>
      <text:p text:style-name="P6"/>
      <text:p text:style-name="P6"><text:span text:style-name="T2">public</text:span>: <text:span text:style-name="T10">l’elemento è visibile sia all’interno che all’esterno della classe;</text:span></text:p>
      <text:p text:style-name="P6"/>
      <text:p text:style-name="P11"><text:span text:style-name="T15">protected</text:span><text:span text:style-name="T13">; </text:span><text:span text:style-name="T12">l’elemento può essere visualizzato solo da chi ha le “chiavi di accesso”.</text:span></text:p>
      <text:p text:style-name="P18"/>
      <text:p text:style-name="P18"/>
      <text:p text:style-name="P14"><text:span text:style-name="T12">E</text:span><text:span text:style-name="T11">sempio</text:span></text:p>
      <text:p text:style-name="P19"/>
      <text:p text:style-name="P19"><draw:frame text:anchor-type="paragraph" draw:z-index="2" draw:name="Forma3" draw:style-name="gr9" draw:text-style-name="P37" svg:width="4.518cm" svg:height="0.775cm" svg:x="9.066cm" svg:y="0.402cm"><draw:text-box><text:p><text:span text:style-name="T42">Creazione classe</text:span></text:p></draw:text-box></draw:frame></text:p>
      <text:p text:style-name="P12"><draw:line text:anchor-type="paragraph" draw:z-index="0" draw:name="Forma1" draw:style-name="gr6" draw:text-style-name="P36" svg:x1="5.098cm" svg:y1="0.236cm" svg:x2="8.746cm" svg:y2="0.236cm"><text:p/></draw:line><text:span text:style-name="T14">public class</text:span><text:span text:style-name="T11"> Contatore {</text:span></text:p>
      <text:p text:style-name="P19"/>
      <text:p text:style-name="P12"><draw:frame text:anchor-type="paragraph" draw:z-index="5" draw:name="Forma6" draw:style-name="gr7" draw:text-style-name="P37" svg:width="3.987cm" svg:height="0.569cm" svg:x="11.127cm" svg:y="0.321cm"><draw:text-box><text:p><text:span text:style-name="T42">Creazione metodo</text:span></text:p></draw:text-box></draw:frame><text:span text:style-name="T11"><text:tab/></text:span><text:span text:style-name="T14">private int</text:span><text:span text:style-name="T11"> cont;</text:span></text:p>
      <text:p text:style-name="P13"><draw:line text:anchor-type="paragraph" draw:z-index="4" draw:name="Forma5" draw:style-name="gr6" draw:text-style-name="P36" svg:x1="7.063cm" svg:y1="0.175cm" svg:x2="10.748cm" svg:y2="0.175cm"><text:p/></draw:line><text:span text:style-name="T20"><text:tab/></text:span><text:span text:style-name="T16">public void</text:span><text:span text:style-name="T20"> incremento() {</text:span></text:p>
      <text:p text:style-name="P19"><text:tab/><text:tab/>cont++;</text:p>
      <text:p text:style-name="P19"><text:tab/>}</text:p>
      <text:p text:style-name="P19"><text:tab/></text:p>
      <text:p text:style-name="P12"><draw:frame text:anchor-type="paragraph" draw:z-index="3" draw:name="Forma4" draw:style-name="gr8" draw:text-style-name="P37" svg:width="4.026cm" svg:height="0.851cm" svg:x="13.035cm" svg:y="0.457cm"><draw:text-box><text:p><text:span text:style-name="T42">Creazione oggetto</text:span></text:p></draw:text-box></draw:frame><text:span text:style-name="T11"><text:tab/></text:span><text:span text:style-name="T14">public static void</text:span><text:span text:style-name="T11"> main (String[] args) {</text:span></text:p>
      <text:p text:style-name="P19"><draw:line text:anchor-type="paragraph" draw:z-index="1" draw:name="Forma2" draw:style-name="gr6" draw:text-style-name="P36" svg:x1="9.047cm" svg:y1="0.293cm" svg:x2="12.808cm" svg:y2="0.293cm"><text:p/></draw:line><text:tab/><text:tab/>Contatore c = new Contatore();</text:p>
      <text:p text:style-name="P19"><draw:line text:anchor-type="paragraph" draw:z-index="6" draw:name="Forma7" draw:style-name="gr6" draw:text-style-name="P36" svg:x1="5.987cm" svg:y1="0.425cm" svg:x2="7.816cm" svg:y2="1.572cm"><text:p/></draw:line><text:tab/><text:tab/>c.incremento();</text:p>
      <text:p text:style-name="P19"><text:tab/><text:tab/>…</text:p>
      <text:p text:style-name="P19"><text:tab/>}</text:p>
      <text:p text:style-name="P19"><draw:frame text:anchor-type="paragraph" draw:z-index="7" draw:name="Forma8" draw:style-name="gr5" draw:text-style-name="P37" svg:width="6.218cm" svg:height="1.036cm" svg:x="8.236cm" svg:y="0cm"><draw:text-box><text:p><text:span text:style-name="T42">Invoco un metodo (richiamo la funzione)</text:span></text:p></draw:text-box></draw:frame></text:p>
      <text:p text:style-name="P19">}</text:p>
      <text:p text:style-name="P2"/>
      <text:p text:style-name="P8"><text:soft-page-break/>Spiegazione codice:</text:p>
      <text:p text:style-name="P7"/>
      <text:p text:style-name="P7">Il nome delle classi deve iniziare per <text:span text:style-name="T4">lettera maiuscola</text:span>.</text:p>
      <text:p text:style-name="P7"/>
      <text:p text:style-name="P7">Il nome degli oggetti deve iniziare per <text:span text:style-name="T3">lettera minuscola</text:span>.</text:p>
      <text:p text:style-name="P7"/>
      <text:p text:style-name="P21"/>
      <text:p text:style-name="P15"><text:span text:style-name="T21">Il</text:span><text:span text:style-name="T28"> </text:span><text:span text:style-name="T35">main()</text:span><text:span text:style-name="T29"> </text:span><text:span text:style-name="T21">deve essere:</text:span></text:p>
      <text:p text:style-name="P22"/>
      <text:p text:style-name="P15"><text:span text:style-name="T17">Pubblico</text:span><text:span text:style-name="T21"> in modo da essere visibile in qualsiasi parte del codice;</text:span></text:p>
      <text:p text:style-name="P16"><text:span text:style-name="T11">Deve essere </text:span><text:span text:style-name="T14">static</text:span><text:span text:style-name="T11"> in modo da invocare questo metodo senza creare un oggetto;</text:span></text:p>
      <text:p text:style-name="P16"><text:span text:style-name="T14">Void</text:span><text:span text:style-name="T11"> perché non restituisce alcun valore;</text:span></text:p>
      <text:p text:style-name="P16"><draw:custom-shape text:anchor-type="paragraph" draw:z-index="8" draw:name="Forma9" draw:style-name="gr4" draw:text-style-name="P34" svg:width="7.871cm" svg:height="0.816cm" svg:x="0.101cm" svg:y="1.293cm"><text:p text:style-name="P33"><text:span text:style-name="T41">public static void main (String[] args)</text:span></text:p><draw:enhanced-geometry svg:viewBox="0 0 21600 21600" draw:type="rectangle" draw:enhanced-path="M 0 0 L 21600 0 21600 21600 0 21600 0 0 Z N"/></draw:custom-shape><text:span text:style-name="T14">String[] args</text:span><text:span text:style-name="T11"> equivale a string args[] in C++, ovvero si dichiara come parametro l’array ‘args’.</text:span></text:p>
      <text:p text:style-name="P22"/>
      <text:p text:style-name="P22"/>
      <text:p text:style-name="P22"/>
      <text:p text:style-name="P22"/>
      <text:p text:style-name="P22"/>
      <text:p text:style-name="P23"><text:span text:style-name="T34">Metodi costruttori</text:span></text:p>
      <text:p text:style-name="P24"/>
      <text:p text:style-name="P24">Il costruttore è il primo metodo di una classe che viene richiamato dopo l’allocazione di un oggetto in memoria e per invocarlo bisogna utilizzare il costrutto <text:span text:style-name="T3">new</text:span>.</text:p>
      <text:p text:style-name="P24"/>
      <text:p text:style-name="P24"><draw:frame text:anchor-type="paragraph" draw:z-index="10" draw:name="Forma11" draw:style-name="gr2" draw:text-style-name="P35" svg:width="4.83cm" svg:height="0.729cm" svg:x="10.021cm" svg:y="0.46cm"><draw:text-box><text:p><text:span text:style-name="T42">Costruttore di default</text:span></text:p></draw:text-box></draw:frame></text:p>
      <text:p text:style-name="P24"><draw:line text:anchor-type="paragraph" draw:z-index="9" draw:name="Forma10" draw:style-name="gr3" draw:text-style-name="P36" svg:x1="6.228cm" svg:y1="0.261cm" svg:x2="9.514cm" svg:y2="0.261cm"><text:p/></draw:line>Contatore c = new Contatore();</text:p>
      <text:p text:style-name="P24"/>
      <text:p text:style-name="P24"/>
      <text:p text:style-name="P25"><text:span text:style-name="T30">In Java esiste un costruttore di default che non ha bisogno di essere dichiarato nel codice e si occupa di azzerare tutti gli attributi di quella classe.</text:span></text:p>
      <text:p text:style-name="P25"><text:span text:style-name="T30"/></text:p>
      <text:p text:style-name="P26"><text:span text:style-name="T30">U</text:span><text:span text:style-name="T11">n costruttore </text:span><text:span text:style-name="T27">deve</text:span><text:span text:style-name="T11"> necessariamente avere lo </text:span><text:span text:style-name="T31">stesso</text:span><text:span text:style-name="T11"> nome della classe.</text:span></text:p>
      <text:p text:style-name="P26"><text:span text:style-name="T11"/></text:p>
      <text:p text:style-name="P26"><text:span text:style-name="T11">Esistono due tipi di costruttori:</text:span></text:p>
      <text:list xml:id="list878300553" text:style-name="L2">
        <text:list-item>
          <text:p text:style-name="P28"><text:span text:style-name="T32">Il </text:span><text:span text:style-name="T18">costruttore implicito</text:span><text:span text:style-name="T32"> che è privo di parametri (quello di default per esempio);</text:span></text:p>
        </text:list-item>
        <text:list-item>
          <text:p text:style-name="P27"><text:span text:style-name="T32">I</text:span><text:span text:style-name="T11">l </text:span><text:span text:style-name="T14">costruttore parametrizzato</text:span><text:span text:style-name="T11"> in cui invece bisogna passare dei parametri.</text:span></text:p>
        </text:list-item>
      </text:list>
      <text:p text:style-name="P26"><text:span text:style-name="T11"/></text:p>
      <text:p text:style-name="P26"><text:span text:style-name="T11"/></text:p>
      <text:p text:style-name="P26"><text:span text:style-name="T11"/></text:p>
      <text:p text:style-name="P30"><text:span text:style-name="T11">In caso si volesse </text:span><text:span text:style-name="T31">creare un costruttore manualmente</text:span><text:span text:style-name="T11"> basta crearlo come se fosse un metodo (funzione) </text:span><text:span text:style-name="T26">senza</text:span><text:span text:style-name="T11"> però inserire il tipo di valore da restituire (in quanto non restituisce niente).</text:span></text:p>
      <text:p text:style-name="P30"><text:span text:style-name="T11"/></text:p>
      <text:p text:style-name="P31"><text:span text:style-name="T33">È sempre meglio dichiarare sia il costruttore di default che quello parametrizzato dato che quello di default “esiste” solo quando non sono stati dichiarati manualmente altri costruttori.</text:span></text:p>
      <text:p text:style-name="P26"><draw:custom-shape text:anchor-type="paragraph" draw:z-index="11" draw:name="Forma9_0" draw:style-name="gr1" draw:text-style-name="P34" svg:width="7.871cm" svg:height="2.918cm" svg:x="0.101cm" svg:y="0.346cm"><text:p text:style-name="P33"><text:span text:style-name="T40">public</text:span><text:span text:style-name="T41"> NomeClasse ()</text:span></text:p><text:p text:style-name="P33"><text:span text:style-name="T41">{</text:span></text:p><text:p text:style-name="P33"><text:span text:style-name="T41"><text:tab/></text:span><text:span text:style-name="T41">...</text:span></text:p><text:p text:style-name="P33"><text:span text:style-name="T41">}</text:span></text:p><draw:enhanced-geometry svg:viewBox="0 0 21600 21600" draw:type="rectangle" draw:enhanced-path="M 0 0 L 21600 0 21600 21600 0 21600 0 0 Z N"/></draw:custom-shape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9"><text:soft-page-break/><text:span text:style-name="T39">E</text:span><text:span text:style-name="T38">sempio</text:span></text:p>
      <text:p text:style-name="P20"/>
      <text:p text:style-name="P20"/>
      <text:p text:style-name="P29"><text:span text:style-name="T14">public </text:span><text:span text:style-name="T19">class </text:span><text:span text:style-name="T23">Contatore {</text:span></text:p>
      <text:p text:style-name="P29"><text:span text:style-name="T23"/></text:p>
      <text:p text:style-name="P30"><text:span text:style-name="T22"><text:tab/></text:span><text:span text:style-name="T14">private int</text:span><text:span text:style-name="T22"> cont;</text:span></text:p>
      <text:p text:style-name="P30"><text:span text:style-name="T22"/></text:p>
      <text:p text:style-name="P30"><text:span text:style-name="T22"><text:tab/></text:span><text:span text:style-name="T36">//</text:span><text:span text:style-name="T37">Costruttore di default</text:span></text:p>
      <text:p text:style-name="P30"><text:span text:style-name="T22"><text:tab/></text:span><text:span text:style-name="T14">public</text:span><text:span text:style-name="T22"> Contatore()</text:span></text:p>
      <text:p text:style-name="P30"><text:span text:style-name="T22"><text:tab/>{</text:span></text:p>
      <text:p text:style-name="P30"><text:span text:style-name="T22"><text:tab/><text:tab/>cont = 0;</text:span></text:p>
      <text:p text:style-name="P30"><text:span text:style-name="T22"><text:tab/><text:tab/>//</text:span><text:span text:style-name="T24">Bisogna azzerare tutti gli attributi manualmente</text:span></text:p>
      <text:p text:style-name="P30"><text:span text:style-name="T22"><text:tab/>}</text:span></text:p>
      <text:p text:style-name="P30"><text:span text:style-name="T22"><text:tab/></text:span></text:p>
      <text:p text:style-name="P30"><text:span text:style-name="T22"><text:tab/></text:span><text:span text:style-name="T36">//</text:span><text:span text:style-name="T37">Costruttore parametrizzato</text:span></text:p>
      <text:p text:style-name="P30"><text:span text:style-name="T22"><text:tab/></text:span><text:span text:style-name="T14">public</text:span><text:span text:style-name="T22"> Contatore(</text:span><text:span text:style-name="T14">int</text:span><text:span text:style-name="T22"> valore)</text:span></text:p>
      <text:p text:style-name="P30"><text:span text:style-name="T22"><text:tab/>{</text:span></text:p>
      <text:p text:style-name="P30"><text:span text:style-name="T22"><text:tab/><text:tab/>cont = valore;</text:span></text:p>
      <text:p text:style-name="P30"><text:span text:style-name="T22"><text:tab/>}</text:span></text:p>
      <text:p text:style-name="P30"><text:span text:style-name="T22"/></text:p>
      <text:p text:style-name="P30"><text:span text:style-name="T22"><text:tab/></text:span><text:span text:style-name="T36">/* … Il resto del codice …*/</text:span></text:p>
      <text:p text:style-name="P30"><text:span text:style-name="T22"/></text:p>
      <text:p text:style-name="P29"><text:span text:style-name="T23">}</text:span></text:p>
      <text:p text:style-name="P29"><text:span text:style-name="T23"/></text:p>
      <text:p text:style-name="P29"><text:span text:style-name="T23"/></text:p>
      <text:p text:style-name="P32"><text:span text:style-name="T23">I</text:span><text:span text:style-name="T22">l programma sarà in grado di capire autonomamente <text:s/>quale dei due costruttori si sta invocando (in uno non ci sono parametri mentre nell’altro si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stremità_20_linea_20_1" draw:display-name="Estremità linea 1" svg:viewBox="0 0 20 13" svg:d="M0 13l10-13 10 13z"/>
    <draw:marker draw:name="Estremità_20_linea_20_2" draw:display-name="Estremità linea 2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9:56:54.001000000</meta:creation-date>
    <dc:date>2021-03-14T12:26:03.841000000</dc:date>
    <meta:editing-duration>PT50M36S</meta:editing-duration>
    <meta:editing-cycles>26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2" meta:word-count="489" meta:character-count="3154" meta:non-whitespace-character-count="2695"/>
  </office:meta>
</office:document-meta>
</file>